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8c73" officeooo:paragraph-rsid="000b8c73"/>
    </style:style>
    <style:style style:name="P2" style:family="paragraph" style:parent-style-name="Standard">
      <style:text-properties officeooo:rsid="000c3438" officeooo:paragraph-rsid="000c3438"/>
    </style:style>
    <style:style style:name="P3" style:family="paragraph" style:parent-style-name="Standard">
      <style:text-properties officeooo:rsid="000cf9cb" officeooo:paragraph-rsid="000cf9cb"/>
    </style:style>
    <style:style style:name="P4" style:family="paragraph" style:parent-style-name="Standard">
      <style:text-properties officeooo:rsid="000c3438" officeooo:paragraph-rsid="000cf9cb"/>
    </style:style>
    <style:style style:name="P5" style:family="paragraph" style:parent-style-name="Standard">
      <style:text-properties fo:font-weight="normal" officeooo:rsid="000e8475" officeooo:paragraph-rsid="000e8475" style:font-weight-asian="normal" style:font-weight-complex="normal"/>
    </style:style>
    <style:style style:name="P6" style:family="paragraph" style:parent-style-name="Standard">
      <style:text-properties officeooo:rsid="000e8475" officeooo:paragraph-rsid="000e8475"/>
    </style:style>
    <style:style style:name="P7" style:family="paragraph" style:parent-style-name="Standard">
      <style:text-properties officeooo:rsid="000eec0a" officeooo:paragraph-rsid="000eec0a"/>
    </style:style>
    <style:style style:name="P8" style:family="paragraph" style:parent-style-name="Standard">
      <style:text-properties fo:font-weight="normal" officeooo:rsid="000eec0a" officeooo:paragraph-rsid="000eec0a" style:font-weight-asian="normal" style:font-weight-complex="normal"/>
    </style:style>
    <style:style style:name="P9" style:family="paragraph" style:parent-style-name="Standard">
      <style:text-properties officeooo:rsid="001656f9" officeooo:paragraph-rsid="001656f9"/>
    </style:style>
    <style:style style:name="P10" style:family="paragraph" style:parent-style-name="Standard">
      <style:text-properties fo:font-weight="bold" officeooo:rsid="000fb004" officeooo:paragraph-rsid="000fb004" style:font-weight-asian="bold" style:font-weight-complex="bold"/>
    </style:style>
    <style:style style:name="P11" style:family="paragraph" style:parent-style-name="Standard">
      <style:text-properties officeooo:rsid="000fb004" officeooo:paragraph-rsid="000fb004"/>
    </style:style>
    <style:style style:name="P12" style:family="paragraph" style:parent-style-name="Standard">
      <style:text-properties fo:font-weight="normal" officeooo:rsid="000fb004" officeooo:paragraph-rsid="000fb004" style:font-weight-asian="normal" style:font-weight-complex="normal"/>
    </style:style>
    <style:style style:name="P13" style:family="paragraph" style:parent-style-name="Standard">
      <style:text-properties officeooo:paragraph-rsid="000fb004"/>
    </style:style>
    <style:style style:name="P14" style:family="paragraph" style:parent-style-name="Standard">
      <style:text-properties officeooo:paragraph-rsid="00126e88"/>
    </style:style>
    <style:style style:name="P15" style:family="paragraph" style:parent-style-name="Standard">
      <style:text-properties officeooo:paragraph-rsid="00100e43"/>
    </style:style>
    <style:style style:name="P16" style:family="paragraph" style:parent-style-name="Standard">
      <style:text-properties officeooo:paragraph-rsid="00137bc2"/>
    </style:style>
    <style:style style:name="P17" style:family="paragraph" style:parent-style-name="Preformatted_20_Text">
      <style:paragraph-properties style:writing-mode="lr-tb"/>
      <style:text-properties officeooo:paragraph-rsid="0010ddb5"/>
    </style:style>
    <style:style style:name="P18" style:family="paragraph" style:parent-style-name="Standard">
      <style:text-properties officeooo:paragraph-rsid="00155a72"/>
    </style:style>
    <style:style style:name="P19" style:family="paragraph" style:parent-style-name="Standard">
      <style:text-properties officeooo:paragraph-rsid="0015d028"/>
    </style:style>
    <style:style style:name="T1" style:family="text">
      <style:text-properties officeooo:rsid="000e84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f9c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9cb" style:font-weight-asian="normal" style:font-weight-complex="normal"/>
    </style:style>
    <style:style style:name="T6" style:family="text">
      <style:text-properties fo:font-weight="normal" officeooo:rsid="000e8475" style:font-weight-asian="normal" style:font-weight-complex="normal"/>
    </style:style>
    <style:style style:name="T7" style:family="text">
      <style:text-properties fo:font-weight="normal" officeooo:rsid="000fb004" style:font-weight-asian="normal" style:font-weight-complex="normal"/>
    </style:style>
    <style:style style:name="T8" style:family="text">
      <style:text-properties style:font-name="monospace" fo:font-weight="normal" officeooo:rsid="006980d2" style:font-weight-asian="normal" style:font-weight-complex="normal"/>
    </style:style>
    <style:style style:name="T9" style:family="text">
      <style:text-properties style:font-name="Liberation Serif" fo:font-weight="normal" officeooo:rsid="000fb004" style:font-weight-asian="normal" style:font-weight-complex="normal"/>
    </style:style>
    <style:style style:name="T10" style:family="text">
      <style:text-properties style:font-name="monospace" fo:font-weight="normal" officeooo:rsid="00126e88" style:font-weight-asian="normal" style:font-weight-complex="normal"/>
    </style:style>
    <style:style style:name="T11" style:family="text">
      <style:text-properties style:font-name="monospace" fo:font-weight="normal" officeooo:rsid="000fb004" style:font-weight-asian="normal" style:font-weight-complex="normal"/>
    </style:style>
    <style:style style:name="T12" style:family="text">
      <style:text-properties style:font-name="Liberation Serif" fo:font-weight="normal" officeooo:rsid="00100e43" style:font-weight-asian="normal" style:font-weight-complex="normal"/>
    </style:style>
    <style:style style:name="T13" style:family="text">
      <style:text-properties style:font-name="Liberation Serif" fo:font-weight="bold" officeooo:rsid="00100e43" style:font-weight-asian="bold" style:font-weight-complex="bold"/>
    </style:style>
    <style:style style:name="T14" style:family="text">
      <style:text-properties style:font-name="monospace" fo:font-weight="normal" officeooo:rsid="00100e43" style:font-weight-asian="normal" style:font-weight-complex="normal"/>
    </style:style>
    <style:style style:name="T15" style:family="text">
      <style:text-properties style:font-name="monospace" fo:font-weight="normal" officeooo:rsid="00137bc2" style:font-weight-asian="normal" style:font-weight-complex="normal"/>
    </style:style>
    <style:style style:name="T16" style:family="text">
      <style:text-properties fo:font-weight="normal" officeooo:rsid="00100e43" fo:background-color="#ffffff" loext:char-shading-value="0" style:font-weight-asian="normal" style:font-weight-complex="normal" loext:padding="0cm" loext:border="none"/>
    </style:style>
    <style:style style:name="T17" style:family="text">
      <style:text-properties style:font-name="Liberation Serif" fo:font-weight="normal" officeooo:rsid="00126e88" style:font-weight-asian="normal" style:font-weight-complex="normal"/>
    </style:style>
    <style:style style:name="T18" style:family="text">
      <style:text-properties style:font-name="Liberation Serif" fo:font-weight="normal" officeooo:rsid="00100e43" fo:background-color="#ffffff" loext:char-shading-value="0" style:font-weight-asian="normal" style:font-weight-complex="normal" loext:padding="0cm" loext:border="none"/>
    </style:style>
    <style:style style:name="T19" style:family="text">
      <style:text-properties fo:color="#000000" loext:opacity="100%" style:font-name="Courier New" fo:font-size="12.75pt" fo:font-style="normal" fo:font-weight="normal" officeooo:rsid="0008c320" fo:background-color="#ffffff" loext:char-shading-value="0" style:font-weight-asian="normal" style:font-weight-complex="normal" loext:padding="0cm" loext:border="none"/>
    </style:style>
    <style:style style:name="T20" style:family="text">
      <style:text-properties fo:color="#000000" loext:opacity="100%" style:font-name="Liberation Serif" fo:font-size="12.75pt" fo:font-style="normal" fo:font-weight="bold" officeooo:rsid="00100e43" fo:background-color="#ffffff" loext:char-shading-value="0" style:font-weight-asian="bold" style:font-weight-complex="bold" loext:padding="0cm" loext:border="none"/>
    </style:style>
    <style:style style:name="T21" style:family="text">
      <style:text-properties fo:color="#000000" loext:opacity="100%" style:font-name="Courier New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22" style:family="text">
      <style:text-properties fo:color="#000000" loext:opacity="100%" style:font-name="Liberation Serif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23" style:family="text">
      <style:text-properties fo:color="#000000" loext:opacity="100%" style:font-name="Liberation Serif" fo:font-size="12.75pt" fo:font-style="normal" fo:font-weight="normal" officeooo:rsid="00100e43" fo:background-color="#ffffff" loext:char-shading-value="0" style:font-weight-asian="normal" style:font-weight-complex="normal" loext:padding="0cm" loext:border="none"/>
    </style:style>
    <style:style style:name="T24" style:family="text">
      <style:text-properties fo:color="#000000" loext:opacity="100%" style:font-name="monospace" fo:font-size="12.75pt" fo:language="en" fo:country="US" fo:font-style="normal" fo:font-weight="normal" officeooo:rsid="0035744b" fo:background-color="#ffffff" loext:char-shading-value="0" style:font-weight-asian="normal" style:font-weight-complex="normal" loext:padding="0cm" loext:border="none"/>
    </style:style>
    <style:style style:name="T25" style:family="text">
      <style:text-properties fo:color="#000000" loext:opacity="100%" style:font-name="monospace" fo:font-size="12.75pt" fo:language="en" fo:country="US" fo:font-style="normal" fo:font-weight="normal" officeooo:rsid="00299fdb" fo:background-color="#ffffff" loext:char-shading-value="0" style:font-weight-asian="normal" style:font-weight-complex="normal" loext:padding="0cm" loext:border="none"/>
    </style:style>
    <style:style style:name="T26" style:family="text">
      <style:text-properties fo:color="#000000" loext:opacity="100%" style:font-name="monospace" fo:font-size="12.75pt" fo:language="en" fo:country="US" fo:font-style="normal" fo:font-weight="normal" officeooo:rsid="003a6298" fo:background-color="#ffffff" loext:char-shading-value="0" style:font-weight-asian="normal" style:font-weight-complex="normal" loext:padding="0cm" loext:border="none"/>
    </style:style>
    <style:style style:name="T27" style:family="text">
      <style:text-properties fo:color="#000000" loext:opacity="100%" style:font-name="monospace" fo:font-size="12.75pt" fo:language="en" fo:country="US" fo:font-style="normal" fo:font-weight="normal" officeooo:rsid="0015d028" fo:background-color="#ffffff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ная проблема — много различных технологий, нужно чтобы работали без сбоев.</text:p>
      <text:p text:style-name="P1">Затык был в способе сохранения данных из контейнеров <text:span text:style-name="T1">на диске (в хостовой системе).</text:span></text:p>
      <text:p text:style-name="P1"/>
      <text:p text:style-name="P2">1. Через NFS</text:p>
      <text:p text:style-name="P2"><text:span text:style-name="T2">Плюсы</text:span> — хорошо отработанная технология, нативно поддерживается и в докере, и в Кубере, и в Линуксе. Легко и быстро настраивается. Быстро работает, мало потребляет ресурсов. <text:span text:style-name="T1">Легко централизованно управляется на хостовой системе.</text:span></text:p>
      <text:p text:style-name="P2"><text:span text:style-name="T2">Минусы</text:span> — необъяснимые сбои при тестировании. Симпотомы — неожиданно (и под нагрузкой, и без нагрузки) происходит подвисание сервисов докера, которые используют NFS в качестве хранения данных. NFS тормозит, сервисы падают по таймауту. При перезапуске сервиса командой — sudo systemctl restart nfs-server — через несколько секунд все оживает. А иногда не оживает. Пробовал и по версии NFS 3.0, и по версии NFS 4.1 — <text:span text:style-name="T3">не помогает. Пробовал разворачивать систему на Ubuntu — хм, тот же сбой. На Debian — не пробовал.</text:span></text:p>
      <text:p text:style-name="P3">В общем — NFS отлично работает, но для сервисов, не требующих постоянного коннекта.</text:p>
      <text:p text:style-name="P3"/>
      <text:p text:style-name="P3">2. Через SSH</text:p>
      <text:p text:style-name="P3">Еще одна технология для подключения к файловой системе, работает в докере. Возможно, и в Кубере, не тестил.</text:p>
      <text:p text:style-name="P4"><text:span text:style-name="T2">Плюсы —</text:span><text:span text:style-name="T4"> </text:span><text:span text:style-name="T5">поддерживается в Линуксе, в Винде, в докере (через плагин). Быстро работает, мало ест. Отсутствет проблема NFS — нет подвисаний, коннект стабильный.</text:span></text:p>
      <text:p text:style-name="P3"><text:span text:style-name="T2">Минусы</text:span><text:span text:style-name="T4"> — проблемы с конфигурированием в докере. Часто выдается ошибка отсутствия доступа, несмотря на использование соответствующего флага в плагине - «allow_other». </text:span><text:span text:style-name="T6">Если сервис удается запустить — может вылезти неожиданный глюк по доступу, например — Postgres неожиданно сбойнул, так как было отказано в доступе при создании нового файла БД. Скорее всего — плагин старый — около 6 лет назад обновлялся в последний раз, с тех пор многоч его изменилось и сейчас он работает нестабильно.</text:span></text:p>
      <text:p text:style-name="P5">Итого — много проблем, лучше не использовать.</text:p>
      <text:p text:style-name="P6"><text:span text:style-name="T4"/></text:p>
      <text:p text:style-name="P5">3. Стандартный механизм докера — использование томов — Volume</text:p>
      <text:p text:style-name="P6"><text:span text:style-name="T2">Плюсы</text:span><text:span text:style-name="T4"> — стандарт, поддерживается и в докере, и в Кубере. Быстро работает, не потребляет ресурсов, нет подвисаний.</text:span></text:p>
      <text:p text:style-name="P7"><text:span text:style-name="T2">Минусы</text:span><text:span text:style-name="T4"> — есть необъяснимые сбои у некоторых сервисов. Например — контейнер Kibana. Если использовать volume для хранения данных в хостинг-системе — при запуске контейнера происходит лавинообразное потребление оперативы и весь docker-decktop падает. Где-то в контейнере получается циклическая ссылка при монтировании Volume на дисковую систему. В то время как если монтировать не в файловую систему, а через NFS — все работает хорошо. Также, есть проблемы при монтировании сервисов с особыми правами, например Vault Unseal — он при запуске требует особых прав на файлы. Или Postgres — тоже с правами заморочки.</text:span></text:p>
      <text:p text:style-name="P8">Итого — универсальная вещь, но не для всех сервисов.</text:p>
      <text:p text:style-name="P7"><text:span text:style-name="T4"/></text:p>
      <text:p text:style-name="P7"><text:span text:style-name="T4">По итогу — если контейнер работает корректно через </text:span><text:span text:style-name="T7">байндинг</text:span><text:span text:style-name="T4"> с файловой системой — используем этот подход, если нет — используем NFS.</text:span></text:p>
      <text:p text:style-name="P9"><text:span text:style-name="T4">Самый глючный сервис оказался ELK, локально (маппинг на папку) не заработала Kibana, пришлось заводить ее через NFS, в Кубере — маппингом не заработал и Эластик, и Кибана, обоих подключал через NFS.</text:span></text:p>
      <text:p text:style-name="P7"><text:span text:style-name="T4"/></text:p>
      <text:p text:style-name="P8">--------------------------------------------------------------------------------------------------------------</text:p>
      <text:p text:style-name="P7"><text:span text:style-name="T4"/></text:p>
      <text:p text:style-name="P10">1. Ставим Postgres.</text:p>
      <text:p text:style-name="P11"><text:span text:style-name="T4"/></text:p>
      <text:p text:style-name="P12">Ставим через байндинг командой:</text:p>
      <text:p text:style-name="P11"><text:span text:style-name="T4"/></text:p>
      <text:p text:style-name="P13"><text:soft-page-break/><text:span text:style-name="Source_20_Text"><text:span text:style-name="T8">docker run -d --name postgres -e POSTGRES_PASSWORD=admin -v ~/data/Postgres_Local_Data:/var/lib/postgresql/data -p 5432:5432 postgres:17.2</text:span></text:span></text:p>
      <text:p text:style-name="P13"><text:span text:style-name="Source_20_Text"><text:span text:style-name="T9">Ставим PgAdmin, тут не нужен байдинг:</text:span></text:span></text:p>
      <text:p text:style-name="P14"><text:span text:style-name="Source_20_Text"><text:span text:style-name="T10"/></text:span></text:p>
      <text:p text:style-name="P13"><text:span text:style-name="Source_20_Text"><text:span text:style-name="T8">docker run -p 8081:80 -e 'PGADMIN_DEFAULT_EMAIL=admin@admin.com' -e <text:s/>'PGADMIN_DEFAULT_PASSWORD=admin' -d --name pgadmin dpage/pgadmin4:8.14.0</text:span></text:span></text:p>
      <text:p text:style-name="P13"><text:span text:style-name="Source_20_Text"><text:span text:style-name="T8"/></text:span></text:p>
      <text:p text:style-name="P10">2. Ставим ELK.</text:p>
      <text:p text:style-name="P11"><text:span text:style-name="T4"/></text:p>
      <text:p text:style-name="P12">Elastic — ставим в 2 этапа — сначала командой получаем конфиги:</text:p>
      <text:p text:style-name="P11"><text:span text:style-name="T4"/></text:p>
      <text:p text:style-name="P13"><text:span text:style-name="Source_20_Text"><text:span text:style-name="T8">docker run --name elastic --net elastic -m 4GB -p 9200:9200 -e ingest.geoip.downloader.enabled=false -e ELASTIC_PASSWORD=elastic -d elasticsearch:8.17.0</text:span></text:span></text:p>
      <text:p text:style-name="P13"><text:span text:style-name="Source_20_Text"><text:span text:style-name="T8"/></text:span></text:p>
      <text:p text:style-name="P13"><text:span text:style-name="Source_20_Text"><text:span text:style-name="T9">Затем сохраняем конфиги /usr/share/elasticsearch/data и /usr/share/elasticsearch/config сохраняем в папки, которые будем маппить, а потом снова запускаем уже с байдингом:</text:span></text:span></text:p>
      <text:p text:style-name="P13"><text:span text:style-name="Source_20_Text"><text:span text:style-name="T11"/></text:span></text:p>
      <text:p text:style-name="P13"><text:span text:style-name="Source_20_Text"><text:span text:style-name="T8">docker run --name elastic --net elastic -v ~/data/ELK_Local_Data:/usr/share/elasticsearch/data -v ~/data/ELK_Local_Conf:/usr/share/elasticsearch/config -m 4GB -p 9200:9200 -e ingest.geoip.downloader.enabled=false -e ELASTIC_PASSWORD=elastic -d elasticsearch:8.17.0</text:span></text:span></text:p>
      <text:p text:style-name="P13"><text:span text:style-name="Source_20_Text"><text:span text:style-name="T8"/></text:span></text:p>
      <text:p text:style-name="P13"><text:span text:style-name="Source_20_Text"><text:span text:style-name="T9">Kibana — с ней хуже, не работает байдинг, ее ставим через NFS: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ставим NFS — </text:span></text:span><text:span text:style-name="Source_20_Text"><text:span text:style-name="T12">yay -S nfs-utils</text:span></text:span></text:p>
      <text:p text:style-name="P13"><text:span text:style-name="Source_20_Text"><text:span text:style-name="T12"/></text:span></text:p>
      <text:p text:style-name="P15"><text:span text:style-name="Source_20_Text"><text:span text:style-name="T12">пишем в /etc/exports: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/home/alex/data/Kibana_Local_Data 192.168.1.12(rw,sync,subtree_check,insecure,no_root_squash)</text:span></text:span></text:p>
      <text:p text:style-name="P15"><text:span text:style-name="Source_20_Text"><text:span text:style-name="T12">/home/alex/data/Kibana_Local_Conf 192.168.1.12(rw,sync,subtree_check,insecure,no_root_squash)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перезапускаем NFS: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sudo systemctl restart nfs-server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запускаем командой контейнер с Kibana:</text:span></text:span></text:p>
      <text:p text:style-name="P15"><text:span text:style-name="Source_20_Text"><text:span text:style-name="T12"/></text:span></text:p>
      <text:p text:style-name="P13"><text:span text:style-name="Source_20_Text"><text:span text:style-name="T8">docker run --name kibana --net elastic -d -p 5601:5601 --mount 'type=volume,source=Kibana_Local_Data,target=/usr/share/kibana/data,volume-driver=local,volume-opt=type=nfs,volume-opt=device=:/home/alex/data/Kibana_Local_Data,"volume-opt=o=addr=192.168.1.12,rw,nfsvers=4"' --mount 'type=volume,source=Kibana_Local_Conf,target=/usr/share/kibana/config,</text:span></text:span><text:soft-page-break/><text:span text:style-name="Source_20_Text"><text:span text:style-name="T8">volume-driver=local,volume-opt=type=nfs,volume-opt=device=:/home/alex/data/Kibana_Local_Conf,"volume-opt=o=addr=192.168.1.12,rw,nfsvers=4"' kibana:8.17.0</text:span></text:span></text:p>
      <text:p text:style-name="P13"><text:span text:style-name="Source_20_Text"><text:span text:style-name="T8"/></text:span></text:p>
      <text:p text:style-name="P15"><text:span text:style-name="Source_20_Text"><text:span text:style-name="T13">3. Ставим Kafka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Kafka поддерживает байдинг, ставим ее простой командой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d --name kafka -p 9092:9092 -p 9093:9093 -e KAFKA_ENABLE_KRAFT=yes -e KAFKA_CFG_PROCESS_ROLES=broker,controller -e KAFKA_CFG_CONTROLLER_LISTENER_NAMES=CONTROLLER -e KAFKA_CFG_LISTENERS=PLAINTEXT://:9092,CONTROLLER://:9093 -e KAFKA_CFG_LISTENER_SECURITY_PROTOCOL_MAP=CONTROLLER:PLAINTEXT,PLAINTEXT:PLAINTEXT -e KAFKA_CFG_ADVERTISED_LISTENERS=PLAINTEXT://host.docker.internal:9092 -e KAFKA_CFG_BROKER_ID=1 -e KAFKA_CFG_CONTROLLER_QUORUM_VOTERS=1@localhost:9093 -e ALLOW_PLAINTEXT_LISTENER=yes -e KAFKA_KRAFT_CLUSTER_ID=kafka_local -e KAFKA_CFG_NODE_ID=1 -e KAFKA_CFG_MESSAGE_MAX_BYTES=30728640 -e KAFKA_CFG_REPLICA_FETCH_MAX_BYTES=30728640 -v ~/data/Kafka_Local:/bitnami/kafka bitnami/kafka:3.9.0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2">Ставим Kafka-UI:</text:span></text:span></text:p>
      <text:p text:style-name="P16"><text:span text:style-name="Source_20_Text"><text:span text:style-name="T15"/></text:span></text:p>
      <text:p text:style-name="P16"><text:span text:style-name="Source_20_Text"><text:span text:style-name="T15">docker run --name kafka-ui -d -p 9001:8080 -e DYNAMIC_CONFIG_ENABLED=true -e KAFKA_CLUSTERS_0_BOOTSTRAP_SERVERS=host.docker.internal:9092 -e KAFKA_CLUSTERS_0_NAME=kafka_local provectuslabs/kafka-ui:v0.7.2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3">4. Ставим Open Telemetry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OTC поддерживает байдинг, ставим одной командой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-name otc -p 8888:8888 -p 8889:8889 -p 4317:4317 -p 13133:13133 -p 55679:55679 -d --mount type=bind,source=~/data/OTC_Local_Conf,target=/etc/otelcol-contrib otel/opentelemetry-collector-contrib:0.115.1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3">5. Ставим Prometheus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>Prometheus поддерживает байдинг, ставим одной командой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d --name prometheus --mount type=bind,source=/home/alex/data/Prometheus_Local_Conf,target=/etc/prometheus --mount type=bind,source=/home/alex/data/Prometheus_Local_Data,target=/prometh</text:span></text:span><text:soft-page-break/><text:span text:style-name="Source_20_Text"><text:span text:style-name="T14">eus -p 9090:9090 prom/prometheus:v3.0.1 --storage.tsdb.retention.time=1d —config.file=/etc/prometheus/prometheus.yml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3">6. Ставим RabbitMq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2">Ему не требуется байдинг, т.к. не нужно сохранять содержимое.</text:span></text:span></text:p>
      <text:p text:style-name="P15"><text:span text:style-name="Source_20_Text"><text:span text:style-name="T12">Поэтому ставим простой командой без байдинга: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docker run -d --name rabbitmq -p 15672:15672 -p 5671:5671 -p 5672:5672 rabbitmq:4.1-rc-management-alpine</text:span></text:span></text:p>
      <text:p text:style-name="P17"><text:span text:style-name="Source_20_Text"><text:span text:style-name="T16"/></text:span></text:p>
      <text:p text:style-name="P14"><text:span text:style-name="Source_20_Text"><text:span text:style-name="T13">7. Ставим Redis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Ему </text:span></text:span><text:span text:style-name="Source_20_Text"><text:span text:style-name="T17">также </text:span></text:span><text:span text:style-name="Source_20_Text"><text:span text:style-name="T12">не требуется байдинг, т.к. не нужно сохранять содержимое.</text:span></text:span></text:p>
      <text:p text:style-name="P14"><text:span text:style-name="Source_20_Text"><text:span text:style-name="T18">Поэтому ставим простой командой без байдинга:</text:span></text:span></text:p>
      <text:p text:style-name="P14"><text:span text:style-name="Source_20_Text"><text:span text:style-name="T18"/></text:span></text:p>
      <text:p text:style-name="P15"><text:span text:style-name="Source_20_Text"><text:span text:style-name="T14">docker run --name redis -p 6379:6379 -d redis:8.0-M02</text:span></text:span></text:p>
      <text:p text:style-name="P15"><text:span text:style-name="Source_20_Text"><text:span text:style-name="T19"/></text:span></text:p>
      <text:p text:style-name="P18"><text:span text:style-name="Source_20_Text"><text:span text:style-name="T20">8. Ставим Vault</text:span></text:span></text:p>
      <text:p text:style-name="P14"><text:span text:style-name="Source_20_Text"><text:span text:style-name="T21"/></text:span></text:p>
      <text:p text:style-name="P18"><text:span text:style-name="Source_20_Text"><text:span text:style-name="T22">Vault</text:span></text:span><text:span text:style-name="Source_20_Text"><text:span text:style-name="T23"> поддерживает байдинг, ставим одной командой:</text:span></text:span></text:p>
      <text:p text:style-name="P18"><text:span text:style-name="Source_20_Text"><text:span text:style-name="T23"/></text:span></text:p>
      <text:p text:style-name="P18"><text:span text:style-name="Source_20_Text"><text:span text:style-name="T24">docker run --name vault -p 8200:8200 -p 8201:8201 --mount </text:span></text:span><text:span text:style-name="Source_20_Text"><text:span text:style-name="T25">type=bind,</text:span></text:span><text:span text:style-name="Source_20_Text"><text:span text:style-name="T24">source=/</text:span></text:span><text:span text:style-name="Source_20_Text"><text:span text:style-name="T26">home/alex</text:span></text:span><text:span text:style-name="Source_20_Text"><text:span text:style-name="T25">/data/</text:span></text:span><text:span text:style-name="Source_20_Text"><text:span text:style-name="T24">Vault_Local_Data,target=/vault/data --mount </text:span></text:span><text:span text:style-name="Source_20_Text"><text:span text:style-name="T25">type=bind,</text:span></text:span><text:span text:style-name="Source_20_Text"><text:span text:style-name="T24">source=/</text:span></text:span><text:span text:style-name="Source_20_Text"><text:span text:style-name="T26">home/alex</text:span></text:span><text:span text:style-name="Source_20_Text"><text:span text:style-name="T25">/data/</text:span></text:span><text:span text:style-name="Source_20_Text"><text:span text:style-name="T24">Vault_Local_Conf,target=/vault/config --cap-add IPC_LOCK -e VAULT_ADDR='http://host.docker.internal:8200' -e VAULT_API_ADDR='http://host.docker.internal:8200' -e VAULT_CLUSTER_ADDR=https://127.0.0.1:8201 -d hashicorp/vault:1.18 server</text:span></text:span></text:p>
      <text:p text:style-name="P18"><text:span text:style-name="Source_20_Text"><text:span text:style-name="T24"/></text:span></text:p>
      <text:p text:style-name="P18"><text:span text:style-name="Source_20_Text"><text:span text:style-name="T23">Ставим Vault-Unseal, этот тоже поддерживает байдинг, но у него заморочки с правильными доступами к файловой системе, делаем так:</text:span></text:span></text:p>
      <text:p text:style-name="P19"><text:span text:style-name="Source_20_Text"><text:span text:style-name="T27"/></text:span></text:p>
      <text:p text:style-name="P19"><text:span text:style-name="Source_20_Text"><text:span text:style-name="T27">sudo chmod 777 -R /home/alex/data/Vault_Unseal_Local/</text:span></text:span></text:p>
      <text:p text:style-name="P19"><text:span text:style-name="Source_20_Text"><text:span text:style-name="T27"/></text:span></text:p>
      <text:p text:style-name="P19"><text:span text:style-name="Source_20_Text"><text:span text:style-name="T27">docker run --name vault-unseal -v /home/alex/data/Vault_Unseal_Local:/etc -e ALLOW_SINGLE_NODE=true -e CONFIG_PATH=/etc/vault-unseal.yaml -d ghcr.io/lrstanley/vault-unseal:latest</text:span></text:span></text:p>
      <text:p text:style-name="P19"><text:span text:style-name="Source_20_Text"><text:span text:style-name="T27"/></text:span></text:p>
      <text:p text:style-name="P18"><text:span text:style-name="Source_20_Text"><text:span text:style-name="T23">Конейнер не запуститься, открываем лог – там будет указание, что нужен особый доступ к файлу vault-unseal.yaml, делаем этот особый доступ:</text:span></text:span></text:p>
      <text:p text:style-name="P18"><text:span text:style-name="Source_20_Text"><text:span text:style-name="T23"/></text:span></text:p>
      <text:p text:style-name="P19"><text:soft-page-break/><text:span text:style-name="Source_20_Text"><text:span text:style-name="T27">sudo chmod 0600 -R /home/alex/data/Vault_Unseal_Local/vault-unseal.yaml</text:span></text:span></text:p>
      <text:p text:style-name="P19"><text:span text:style-name="Source_20_Text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3:51:57.314457570</meta:creation-date>
    <dc:date>2025-01-17T22:22:40.072029615</dc:date>
    <meta:editing-duration>PT55M29S</meta:editing-duration>
    <meta:editing-cycles>14</meta:editing-cycles>
    <meta:generator>LibreOffice/24.8.4.2$Linux_X86_64 LibreOffice_project/480$Build-2</meta:generator>
    <meta:document-statistic meta:table-count="0" meta:image-count="0" meta:object-count="0" meta:page-count="5" meta:paragraph-count="64" meta:word-count="859" meta:character-count="8103" meta:non-whitespace-character-count="7295"/>
  </office:meta>
</office:document-meta>
</file>